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56000*"/>
    </style:style>
    <style:style style:name="Tableau1.B" style:family="table-column">
      <style:table-column-properties style:column-width="2.473cm" style:rel-column-width="953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Ventilation des Frais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able">1. Permis ou refus</text:p>
          </table:table-cell>
          <table:table-cell table:style-name="Tableau1.B1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2. Récé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3. Dossier incomplet (notification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4. Deuxième réci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5. Accusé de réception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6. Envoi 1er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7. Envoi dossier <text:s/>pour demande d'avis services extérieurs :</text:p>
            <text:p text:style-name="UrbanTable">&gt;&gt;&gt;</text:p>
            <text:p text:style-name="UrbanTable">&gt;&gt;&gt;</text:p>
            <text:p text:style-name="UrbanTable">&gt;&gt;&gt;</text:p>
            <text:p text:style-name="UrbanTable">&gt;&gt;&gt;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8. Enquête publiqu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9. Envoi <text:s/>2ème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0. Information de l'envoi du 2ème dossie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1. Envoi du permis ou du refus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2. Envoi du permis ou du refus au demandeu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3. Divers</text:p>
          </table:table-cell>
          <table:table-cell table:style-name="Tableau1.B2" office:value-type="string">
            <text:p text:style-name="UrbanTable"/>
          </table:table-cell>
        </table:table-row>
        <text:soft-page-break/>
        <table:table-row>
          <table:table-cell table:style-name="Tableau1.A2" office:value-type="string">
            <text:p text:style-name="UrbanTable"/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Total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Accompt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Solde à payer</text:p>
          </table:table-cell>
          <table:table-cell table:style-name="Tableau1.B2" office:value-type="string">
            <text:p text:style-name="UrbanTable"/>
          </table:table-cell>
        </table:table-row>
      </table:table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38:46</dc:date>
    <dc:language>fr-FR</dc:language>
    <meta:editing-cycles>56</meta:editing-cycles>
    <meta:editing-duration>P1DT8H9M55S</meta:editing-duration>
    <dc:creator>sde </dc:creator>
    <meta:document-statistic meta:table-count="1" meta:image-count="0" meta:object-count="0" meta:page-count="2" meta:paragraph-count="29" meta:word-count="107" meta:character-count="704"/>
    <meta:user-defined meta:name="Info 1"/>
    <meta:user-defined meta:name="Info 2"/>
    <meta:user-defined meta:name="Info 3"/>
    <meta:user-defined meta:name="Info 4"/>
  </office:meta>
</office:document-meta>
</file>